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Helv" svg:font-family="Helv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Helv1" svg:font-family="Helv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justify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Calibri" style:text-underline-style="solid" style:text-underline-width="auto" style:text-underline-color="font-color" fo:font-weight="bold" style:font-weight-asian="bold" style:font-name-complex="Calibri1" style:font-weight-complex="bold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-complex="Calibri1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-complex="Helv1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-complex="Helv1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Helv" style:font-name-complex="Helv1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Helv" fo:font-size="10pt" style:font-size-asian="10pt" style:font-name-complex="Helv1" style:font-size-complex="10pt"/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Calibri"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2" style:family="text">
      <style:text-properties fo:color="#000000" style:font-name-complex="Calibri1"/>
    </style:style>
    <style:style style:name="T3" style:family="text">
      <style:text-properties fo:color="#000000" style:font-name-complex="Helv1"/>
    </style:style>
    <style:style style:name="T4" style:family="text">
      <style:text-properties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Provident Fund Undertaking</text:span></text:p>
      <text:p text:style-name="P4"/>
      <text:p text:style-name="P3"><text:span text:style-name="T2">Date: 21-09-2022</text:span></text:p>
      <text:p text:style-name="P5"/>
      <text:p text:style-name="P3"><text:span text:style-name="T3">To</text:span></text:p>
      <text:p text:style-name="P7"/>
      <text:p text:style-name="P3"><text:span text:style-name="T3">Tata Consultancy Services Ltd.</text:span></text:p>
      <text:p text:style-name="P7"/>
      <text:p text:style-name="P7"/>
      <text:p text:style-name="P3"><text:span text:style-name="T3">I the undersigned declare that I will </text:span></text:p>
      <text:p text:style-name="P7"/>
      <text:p text:style-name="P3"><text:span text:style-name="T3">Transfer my Provident Fund (PF) accumulation / Pension to my new employer <text:s text:c="2"/>______________CapGemini, M3BI,Virtusa_______ <text:s text:c="48"/></text:span></text:p>
      <text:p text:style-name="P3"><text:span text:style-name="T3"><text:s/>(Pl indicate Name of the New Establishment) within 3 months from my date of release and on completion of my full and final settlement.</text:span></text:p>
      <text:p text:style-name="P3"><text:span text:style-name="T3">or </text:span></text:p>
      <text:p text:style-name="P3"><text:span text:style-name="T3">I will withdraw my Provident Fund (PF) accumulation as permitted under the Employees’ Provident Fund and Miscellaneous provisions Act, 1952 (EPF &amp; MP Act).</text:span></text:p>
      <text:p text:style-name="P7"/>
      <text:p text:style-name="P3"><text:span text:style-name="T3">I am also aware that I have to link my existing UAN to my new employer, if I take up employment with any other organization.</text:span></text:p>
      <text:p text:style-name="P7"/>
      <text:p text:style-name="P3"><text:span text:style-name="T3">Along with this undertaking, I am also submitting PF withdrawal form. I request TCS to initiate my PF Transfer, if my existing UAN is linked to another organization, within 3 months from my date of release and on completion of my full and final settlement. </text:span></text:p>
      <text:p text:style-name="P7"/>
      <text:p text:style-name="P3"><text:span text:style-name="T3">Upon linkage of UAN to my new organization I will raise a request for PF transfer in TCS Alumni portal (</text:span><text:a xlink:type="simple" xlink:href="https://www.alumniportal.tcs.com" text:style-name="Internet_20_link" text:visited-style-name="Visited_20_Internet_20_Link"><text:span text:style-name="T4">https://www.alumniportal.tcs.com</text:span></text:a><text:span text:style-name="T3">). However, in case my existing UAN is not linked to any other organization within 3 months from my date of release and on completion of my full and final settlement, then I request TCS to process my PF withdrawal basis PF withdrawal form submitted by me. </text:span></text:p>
      <text:p text:style-name="P7"/>
      <text:p text:style-name="P3"><text:span text:style-name="T3">I authorize TCS EPF Trust to process my PF settlement as above. </text:span></text:p>
      <text:p text:style-name="P8"/>
      <text:p text:style-name="P9"/>
      <text:p text:style-name="P9"/>
      <text:p text:style-name="P9"/>
      <text:p text:style-name="P1"><text:span text:style-name="T3">Signature</text:span></text:p>
      <text:p text:style-name="P6"/>
      <text:p text:style-name="P6"/>
      <text:p text:style-name="P1"><text:span text:style-name="T3">Name of Employee: Jalagam Sai Ravali</text:span></text:p>
      <text:p text:style-name="P6"/>
      <text:p text:style-name="P1"><text:span text:style-name="T3">Employee Number &amp; Base Branch: 1919752 &amp; TCS Hyderabad</text:span></text:p>
      <text:p text:style-name="P6"/>
      <text:p text:style-name="P1"><text:span text:style-name="T3">Contact/Mobile Number: 7842241590</text:span></text:p>
      <text:p text:style-name="P6"/>
      <text:p text:style-name="Standard"><text:span text:style-name="T2">Personal Email id: ravaligoud41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Helv" svg:font-family="Helv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Helv1" svg:font-family="Helv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il  Pai</meta:initial-creator>
    <dc:creator>Sai ravali </dc:creator>
    <meta:editing-cycles>5</meta:editing-cycles>
    <meta:print-date>2019-05-09T12:13:00</meta:print-date>
    <meta:creation-date>2021-08-17T13:12:00</meta:creation-date>
    <dc:date>2022-09-16T16:38:46.96</dc:date>
    <meta:editing-duration>PT15S</meta:editing-duration>
    <meta:generator>OpenOffice/4.1.6$Win32 OpenOffice.org_project/416m1$Build-9790</meta:generator>
    <meta:document-statistic meta:table-count="0" meta:image-count="0" meta:object-count="0" meta:page-count="1" meta:paragraph-count="18" meta:word-count="252" meta:character-count="1584"/>
    <meta:user-defined meta:name="AppVersion">16.0000</meta:user-defined>
    <meta:user-defined meta:name="Company">T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